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1">
      <style:paragraph-properties fo:line-height="150%"/>
    </style:style>
    <style:style style:name="P2" style:family="paragraph" style:parent-style-name="Heading_20_2">
      <style:paragraph-properties fo:line-height="150%"/>
    </style:style>
    <style:style style:name="P3" style:family="paragraph" style:parent-style-name="Text_20_body">
      <style:paragraph-properties fo:line-height="150%"/>
      <style:text-properties fo:font-size="12pt" officeooo:rsid="00204e66" officeooo:paragraph-rsid="00204e66" style:font-size-asian="12pt" style:font-size-complex="12pt"/>
    </style:style>
    <style:style style:name="P4" style:family="paragraph" style:parent-style-name="Text_20_body" style:list-style-name="L1">
      <style:paragraph-properties fo:line-height="150%"/>
      <style:text-properties fo:font-size="12pt" officeooo:rsid="00204e66" officeooo:paragraph-rsid="00204e66" style:font-size-asian="12pt" style:font-size-complex="12pt"/>
    </style:style>
    <style:style style:name="P5" style:family="paragraph" style:parent-style-name="Text_20_body" style:list-style-name="L2">
      <style:paragraph-properties fo:line-height="150%"/>
      <style:text-properties fo:font-size="12pt" officeooo:rsid="00204e66" officeooo:paragraph-rsid="00204e66" style:font-size-asian="12pt" style:font-size-complex="12pt"/>
    </style:style>
    <style:style style:name="P6" style:family="paragraph" style:parent-style-name="Text_20_body" style:list-style-name="L3">
      <style:paragraph-properties fo:line-height="150%"/>
      <style:text-properties fo:font-size="12pt" officeooo:rsid="00204e66" officeooo:paragraph-rsid="00204e66" style:font-size-asian="12pt" style:font-size-complex="12pt"/>
    </style:style>
    <style:style style:name="P7" style:family="paragraph" style:parent-style-name="Text_20_body" style:list-style-name="L4">
      <style:paragraph-properties fo:line-height="150%"/>
      <style:text-properties fo:font-size="12pt" officeooo:rsid="00204e66" officeooo:paragraph-rsid="00204e66" style:font-size-asian="12pt" style:font-size-complex="12pt"/>
    </style:style>
    <style:style style:name="P8" style:family="paragraph" style:parent-style-name="Text_20_body" style:list-style-name="L5">
      <style:paragraph-properties fo:line-height="150%"/>
      <style:text-properties fo:font-size="12pt" officeooo:rsid="00204e66" officeooo:paragraph-rsid="00204e66" style:font-size-asian="12pt" style:font-size-complex="12pt"/>
    </style:style>
    <style:style style:name="P9" style:family="paragraph" style:parent-style-name="Text_20_body">
      <style:paragraph-properties fo:line-height="150%"/>
      <style:text-properties fo:font-size="12pt" style:font-size-asian="12pt" style:font-size-complex="12pt"/>
    </style:style>
    <style:style style:name="P10" style:family="paragraph" style:parent-style-name="Text_20_body" style:list-style-name="L1">
      <style:paragraph-properties fo:line-height="150%"/>
      <style:text-properties fo:font-size="12pt" officeooo:paragraph-rsid="00204e66" style:font-size-asian="12pt" style:font-size-complex="12pt"/>
    </style:style>
    <style:style style:name="P11" style:family="paragraph" style:parent-style-name="Text_20_body">
      <style:paragraph-properties fo:line-height="150%"/>
      <style:text-properties fo:font-size="12pt" officeooo:paragraph-rsid="002056f0" style:font-size-asian="12pt" style:font-size-complex="12pt"/>
    </style:style>
    <style:style style:name="P12" style:family="paragraph" style:parent-style-name="Text_20_body" style:list-style-name="L6">
      <style:paragraph-properties fo:line-height="150%"/>
      <style:text-properties officeooo:paragraph-rsid="002056f0"/>
    </style:style>
    <style:style style:name="T1" style:family="text">
      <style:text-properties officeooo:rsid="001e9ad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56f0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D1. PROGRAMACI<text:span text:style-name="T1">Ó</text:span>N DE DISPOSITIVOS M<text:span text:style-name="T1">Ó</text:span>VILES. INTRODUCCI<text:span text:style-name="T1">Ó</text:span>N.</text:h>
      <text:p text:style-name="P9"/>
      <text:h text:style-name="P2" text:outline-level="2"> Dispositivos móviles. Historia y evolución.</text:h>
      <text:p text:style-name="P9"/>
      <text:p text:style-name="P3"><text:span text:style-name="T2">1983</text:span>: Primer teléfono móvil en Estados Unidos (Motorola DynaTAC)</text:p>
      <text:p text:style-name="P3"><text:span text:style-name="T2">1984</text:span>: Nokia lanza el Mobira Talkman, un móvil con una autonomía superior al DynaTAC de Motorola.</text:p>
      <text:p text:style-name="P3"><text:span text:style-name="T2">1989</text:span>: Motorola lanza el teléfono más ligero (MicroTAC)</text:p>
      <text:p text:style-name="P3"><text:span text:style-name="T2">1994</text:span>: Motorola lanza un teléfono para ser utilizado en coches.</text:p>
      <text:p text:style-name="P3"><text:span text:style-name="T2">1997</text:span>: Nokia lanza el primer smartphone (Nokia 9000i)</text:p>
      <text:p text:style-name="P3"><text:span text:style-name="T2">1999</text:span>: Comienza a nacer Internet móvil (Nokia 7110)</text:p>
      <text:p text:style-name="P3"><text:span text:style-name="T2">2000</text:span>: Surge el primer PocketPC.</text:p>
      <text:p text:style-name="P3"><text:span text:style-name="T2">2002</text:span>: La compañia RIM comienza a nacer (Blackberry 5810)</text:p>
      <text:p text:style-name="P3"><text:span text:style-name="T2">2002</text:span>: Lanzan al mercado los Tablet PC.</text:p>
      <text:p text:style-name="P3"><text:span text:style-name="T2">2006</text:span>: Windows entra en el ámbito de los Ultra-mobile PC o UMPC, equipos más pequeños con lápiz y pantalla TFT.</text:p>
      <text:p text:style-name="P3"><text:span text:style-name="T2">2008</text:span>: Aparece el primer dispositivo Android.</text:p>
      <text:p text:style-name="P3"><text:span text:style-name="T2">2009</text:span>: Nacen los smartphones con el iPhone 1.</text:p>
      <text:p text:style-name="P3"><text:span text:style-name="T2">2010</text:span>: Apple lanza su primer iPad.</text:p>
      <text:p text:style-name="P3"><text:span text:style-name="T2">2014</text:span>-<text:span text:style-name="T2">Actualidad</text:span>: Todas las compañías de teléfonos móviles empiezan a lanzar sus Smartphones con multitud de utilidades y aplicaciones.</text:p>
      <text:p text:style-name="P3"/>
      <text:p text:style-name="P3"/>
      <text:h text:style-name="P2" text:outline-level="2"><text:soft-page-break/> Características de los dispositivos móviles.</text:h>
      <text:p text:style-name="P9"/>
      <text:list xml:id="list2945451008" text:style-name="L1">
        <text:list-header>
          <text:p text:style-name="P4"/>
        </text:list-header>
        <text:list-item>
          <text:p text:style-name="P4">Aparatos pequeños de fácil transporte.</text:p>
        </text:list-item>
        <text:list-item>
          <text:p text:style-name="P4">Son para uso personal del propietario y tienen un alto nivel de interacción mediante la pantalla.</text:p>
        </text:list-item>
        <text:list-item>
          <text:p text:style-name="P4">Utilizan una red inalámbrica.</text:p>
        </text:list-item>
        <text:list-item>
          <text:p text:style-name="P4">Permiten la interacción con personas</text:p>
        </text:list-item>
        <text:list-item>
          <text:p text:style-name="P4">Su memoria es limitada.</text:p>
          <text:p text:style-name="P10"/>
        </text:list-item>
      </text:list>
      <text:h text:style-name="P2" text:outline-level="2"> Limitaciones de las aplicaciones desarrolladas para dispositivos móviles.</text:h>
      <text:p text:style-name="P9"/>
      <text:list xml:id="list3098963098" text:style-name="L2">
        <text:list-item>
          <text:p text:style-name="P5">Acceso muy limitado a los elemetnos y características del hardware del dispositivo.</text:p>
        </text:list-item>
        <text:list-item>
          <text:p text:style-name="P5">La experiencia del usuario y el tiempo de respuesta es mayor que en una app nativa.</text:p>
        </text:list-item>
        <text:list-item>
          <text:p text:style-name="P5">Requiere de mayor esfuerzo en promoción y visibilidad.</text:p>
        </text:list-item>
        <text:list-item>
          <text:p text:style-name="P5">Exigen constantes actualizaciones.</text:p>
        </text:list-item>
        <text:list-item>
          <text:p text:style-name="P5">Hay que distribuirlas a través de diferentes tiendas.</text:p>
        </text:list-item>
        <text:list-item>
          <text:p text:style-name="P5">Ocupan espacio en los dispositivos.</text:p>
        </text:list-item>
        <text:list-item>
          <text:p text:style-name="P5">Más costosas porque necesitan recursos económicos, tecnológicos y humanos.</text:p>
        </text:list-item>
      </text:list>
      <text:p text:style-name="P3"/>
      <text:h text:style-name="P2" text:outline-level="2"> Sistemas operativos disponibles para dispositivos móviles.</text:h>
      <text:p text:style-name="P9"/>
      <text:list text:style-name="L3">
        <text:list-item>
          <text:p text:style-name="P6">Android</text:p>
        </text:list-item>
        <text:list-item>
          <text:p text:style-name="P6">iOS</text:p>
        </text:list-item>
        <text:list-item>
          <text:p text:style-name="P6"><text:soft-page-break/>Windows 10 Mobile</text:p>
        </text:list-item>
        <text:list-item>
          <text:p text:style-name="P6">Symbian OS</text:p>
        </text:list-item>
        <text:list-item>
          <text:p text:style-name="P6">Firefox OS</text:p>
        </text:list-item>
        <text:list-item>
          <text:p text:style-name="P6">Ubuntu Touch</text:p>
        </text:list-item>
        <text:list-item>
          <text:p text:style-name="P6">HarmonyOS</text:p>
        </text:list-item>
        <text:list-item>
          <text:p text:style-name="P6">Blackberry OS</text:p>
        </text:list-item>
      </text:list>
      <text:p text:style-name="P3"/>
      <text:h text:style-name="P2" text:outline-level="2"> Tecnologías para desarrollo de aplicaciones en disp<text:span text:style-name="T1">ositivos</text:span> <text:span text:style-name="T1">m</text:span>óviles.</text:h>
      <text:p text:style-name="P9"/>
      <text:list text:style-name="L4">
        <text:list-item>
          <text:p text:style-name="P7">Swift para iOS</text:p>
        </text:list-item>
        <text:list-item>
          <text:p text:style-name="P7">Kotlin para Android</text:p>
        </text:list-item>
        <text:list-item>
          <text:p text:style-name="P7">Ionic</text:p>
        </text:list-item>
        <text:list-item>
          <text:p text:style-name="P7">Flutter</text:p>
        </text:list-item>
        <text:list-item>
          <text:p text:style-name="P7">React Native</text:p>
        </text:list-item>
        <text:list-item>
          <text:p text:style-name="P7">Xamarin</text:p>
        </text:list-item>
      </text:list>
      <text:p text:style-name="P3"/>
      <text:h text:style-name="P2" text:outline-level="2"> Entornos integrados de trabajo.</text:h>
      <text:p text:style-name="P9"/>
      <text:list xml:id="list2885448808" text:style-name="L5">
        <text:list-item>
          <text:p text:style-name="P8">Android Studio</text:p>
        </text:list-item>
        <text:list-item>
          <text:p text:style-name="P8">IDE Qt.</text:p>
        </text:list-item>
        <text:list-item>
          <text:p text:style-name="P8">Xcode (iOS)</text:p>
        </text:list-item>
        <text:list-item>
          <text:p text:style-name="P8">IDE Eclipse</text:p>
        </text:list-item>
        <text:list-item>
          <text:p text:style-name="P8">Jinete JetBrains</text:p>
        </text:list-item>
        <text:list-item>
          <text:p text:style-name="P8">Visual Studio</text:p>
        </text:list-item>
        <text:list-item>
          <text:p text:style-name="P8"><text:soft-page-break/>DroidScript</text:p>
        </text:list-item>
      </text:list>
      <text:p text:style-name="P9"/>
      <text:h text:style-name="P2" text:outline-level="2"> <text:span text:style-name="T3">Bibliografía.</text:span></text:h>
      <text:p text:style-name="P11"/>
      <text:list xml:id="list1296863036" text:style-name="L6">
        <text:list-item>
          <text:p text:style-name="P12"><text:a xlink:type="simple" xlink:href="https://geekflare.com/es/best-ide-for-mobile-app-development/" text:style-name="Internet_20_link" text:visited-style-name="Visited_20_Internet_20_Link"><text:span text:style-name="T4">https://geekflare.com/es/best-ide-for-mobile-app-development/</text:span></text:a><text:span text:style-name="T4"> </text:span></text:p>
        </text:list-item>
        <text:list-item>
          <text:p text:style-name="P12"><text:a xlink:type="simple" xlink:href="https://www.armadilloamarillo.com/blog/mejores-tecnologias-para-desarrollo-de-aplicaciones-moviles-2022/" text:style-name="Internet_20_link" text:visited-style-name="Visited_20_Internet_20_Link"><text:span text:style-name="T4">https://www.armadilloamarillo.com/blog/mejores-tecnologias-para-desarrollo-de-aplicaciones-moviles-2022/</text:span></text:a><text:span text:style-name="T4"> </text:span></text:p>
        </text:list-item>
        <text:list-item>
          <text:p text:style-name="P12"><text:a xlink:type="simple" xlink:href="https://www.areatecnologia.com/informatica/sistemas-operativos-moviles.html" text:style-name="Internet_20_link" text:visited-style-name="Visited_20_Internet_20_Link"><text:span text:style-name="T4">https://www.areatecnologia.com/informatica/sistemas-operativos-moviles.html</text:span></text:a><text:span text:style-name="T4"> </text:span></text:p>
        </text:list-item>
        <text:list-item>
          <text:p text:style-name="P12"><text:a xlink:type="simple" xlink:href="https://es.wikipedia.org/wiki/Sistema_operativo_móvil" text:style-name="Internet_20_link" text:visited-style-name="Visited_20_Internet_20_Link"><text:span text:style-name="T4">https://es.wikipedia.org/wiki/Sistema_operativo_m%C3%B3vil</text:span></text:a><text:span text:style-name="T4"> </text:span></text:p>
        </text:list-item>
        <text:list-item>
          <text:p text:style-name="P12"><text:a xlink:type="simple" xlink:href="https://gunkastudios.com/ventajas-y-desventajas-de-una-aplicacion-movil/" text:style-name="Internet_20_link" text:visited-style-name="Visited_20_Internet_20_Link"><text:span text:style-name="T4">https://gunkastudios.com/ventajas-y-desventajas-de-una-aplicacion-movil/</text:span></text:a><text:span text:style-name="T4"> </text:span></text:p>
        </text:list-item>
        <text:list-item>
          <text:p text:style-name="P12"><text:a xlink:type="simple" xlink:href="https://www.ceupe.com/blog/aplicaciones-moviles-tipos-ventajas-e-inconvenientes.html" text:style-name="Internet_20_link" text:visited-style-name="Visited_20_Internet_20_Link"><text:span text:style-name="T4">https://www.ceupe.com/blog/aplicaciones-moviles-tipos-ventajas-e-inconvenientes.html</text:span></text:a><text:span text:style-name="T4"> </text:span></text:p>
        </text:list-item>
        <text:list-item>
          <text:p text:style-name="P12"><text:a xlink:type="simple" xlink:href="https://www.ceupe.com/blog/que-son-los-dispositivos-moviles.html" text:style-name="Internet_20_link" text:visited-style-name="Visited_20_Internet_20_Link"><text:span text:style-name="T4">https://www.ceupe.com/blog/que-son-los-dispositivos-moviles.html</text:span></text:a><text:span text:style-name="T4"> </text:span></text:p>
        </text:list-item>
        <text:list-item>
          <text:p text:style-name="P12"><text:a xlink:type="simple" xlink:href="https://sites.google.com/a/correo.unimet.edu.ve/04ferrergarciagomezeacfgtce03/paginas-de-contenido/caracteristicas-generales-de-los-dispositivos-moviles" text:style-name="Internet_20_link" text:visited-style-name="Visited_20_Internet_20_Link"><text:span text:style-name="T4">https://sites.google.com/a/correo.unimet.edu.ve/04ferrergarciagomezeacfgtce03/paginas-de-contenido/caracteristicas-generales-de-los-dispositivos-moviles</text:span></text:a><text:span text:style-name="T4"> </text:span></text:p>
        </text:list-item>
        <text:list-item>
          <text:p text:style-name="P12"><text:a xlink:type="simple" xlink:href="https://www.sutori.com/es/historia/la-evolucion-de-los-dispositivos-moviles--zPfLtKYweUyXcpVusfKNkQw8" text:style-name="Internet_20_link" text:visited-style-name="Visited_20_Internet_20_Link"><text:span text:style-name="T4">https://www.sutori.com/es/historia/la-evolucion-de-los-dispositivos-moviles--zPfLtKYweUyXcpVusfKNkQw8</text:span></text:a><text:span text:style-name="T4"> </text:span></text:p>
        </text:list-item>
      </text:list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08:26:46.799000000</meta:creation-date>
    <dc:date>2023-09-18T09:48:18.796000000</dc:date>
    <meta:editing-duration>PT1H21M31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66" meta:word-count="375" meta:character-count="2959" meta:non-whitespace-character-count="2684"/>
  </office:meta>
</office:document-meta>
</file>